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4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2.011cm" fo:margin-right="0cm" fo:line-height="100%" fo:text-align="center" fo:text-indent="-1.693cm"/>
      <style:text-properties fo:font-size="24pt"/>
    </style:style>
    <style:style style:name="P2" style:family="paragraph">
      <loext:graphic-properties draw:fill="none" draw:fill-color="#ffffff"/>
      <style:paragraph-properties fo:margin-left="2.011cm" fo:margin-right="0cm" fo:margin-top="0cm" fo:margin-bottom="0cm" fo:line-height="100%" fo:text-align="center" fo:text-indent="-1.693cm" style:text-autospace="none">
        <style:tab-stops>
          <style:tab-stop style:position="19.05cm" style:type="right"/>
        </style:tab-stops>
      </style:paragraph-properties>
      <style:text-properties fo:color="#000000" style:font-name="Segoe UI2" fo:font-size="24pt" fo:font-style="normal" fo:text-shadow="1pt 1pt" style:text-underline-style="none" fo:font-weight="normal" style:font-name-asian="Segoe UI4" style:font-size-asian="10pt" style:font-style-asian="normal" style:font-weight-asian="normal" style:font-name-complex="Segoe UI4" style:font-size-complex="10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>
        <style:tab-stops>
          <style:tab-stop style:position="0.045cm"/>
        </style:tab-stops>
      </style:paragraph-properties>
      <style:text-properties fo:font-size="24pt"/>
    </style:style>
    <style:style style:name="P5" style:family="paragraph">
      <style:paragraph-properties fo:margin-left="0cm" fo:margin-right="0cm" fo:line-height="100%" fo:text-align="center" fo:text-indent="0cm"/>
      <style:text-properties fo:font-size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.045cm"/>
        </style:tab-stops>
      </style:paragraph-properties>
      <style:text-properties fo:color="#000000" style:font-name="Segoe UI2" fo:font-size="24pt" fo:font-style="normal" fo:text-shadow="1pt 1pt" style:text-underline-style="none" fo:font-weight="normal" style:font-name-asian="Segoe UI4" style:font-size-asian="10pt" style:font-style-asian="normal" style:font-weight-asian="normal" style:font-name-complex="Segoe UI4" style:font-size-complex="10pt" style:font-style-complex="normal" style:font-weight-complex="normal"/>
    </style:style>
    <style:style style:name="P7" style:family="paragraph">
      <style:paragraph-properties fo:margin-left="2.062cm" fo:margin-right="0cm" fo:line-height="100%" fo:text-align="center" fo:text-indent="-2.062cm"/>
      <style:text-properties fo:font-size="24pt"/>
    </style:style>
    <style:style style:name="P8" style:family="paragraph">
      <loext:graphic-properties draw:fill="none" draw:fill-color="#ffffff"/>
      <style:paragraph-properties fo:margin-left="2.062cm" fo:margin-right="0cm" fo:margin-top="0cm" fo:margin-bottom="0cm" fo:line-height="100%" fo:text-align="center" fo:text-indent="-2.062cm" style:text-autospace="none"/>
      <style:text-properties fo:color="#000000" style:font-name="Segoe UI2" fo:font-size="24pt" fo:font-style="normal" fo:text-shadow="1pt 1pt" style:text-underline-style="none" fo:font-weight="normal" style:font-name-asian="Segoe UI4" style:font-size-asian="10pt" style:font-style-asian="normal" style:font-weight-asian="normal" style:font-name-complex="Segoe UI4" style:font-size-complex="10pt" style:font-style-complex="normal" style:font-weight-complex="normal"/>
    </style:style>
    <style:style style:name="P9" style:family="paragraph">
      <style:paragraph-properties fo:margin-left="0cm" fo:margin-right="0cm" fo:line-height="100%" fo:text-align="center" fo:text-indent="0cm"/>
      <style:text-properties fo:font-size="32pt"/>
    </style:style>
    <style:style style:name="P10" style:family="paragraph">
      <style:paragraph-properties fo:margin-left="2.011cm" fo:margin-right="0cm" fo:line-height="100%" fo:text-align="center" fo:text-indent="-1.693cm"/>
      <style:text-properties fo:font-size="3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32pt" fo:font-style="normal" fo:text-shadow="1pt 1pt" style:text-underline-style="none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P12" style:family="paragraph">
      <style:paragraph-properties fo:margin-left="2.011cm" fo:margin-right="0cm" fo:line-height="100%" fo:text-indent="-1.693cm"/>
      <style:text-properties fo:font-size="24pt"/>
    </style:style>
    <style:style style:name="P13" style:family="paragraph">
      <style:paragraph-properties fo:line-height="150%" fo:text-align="start"/>
      <style:text-properties fo:font-size="24pt"/>
    </style:style>
    <style:style style:name="P14" style:family="paragraph">
      <style:paragraph-properties fo:text-align="start"/>
      <style:text-properties fo:font-size="24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4pt" fo:font-style="normal" fo:text-shadow="1pt 1pt" style:text-underline-style="none" fo:font-weight="bold" style:font-name-asian="Segoe UI4" style:font-size-asian="10pt" style:font-style-asian="normal" style:font-weight-asian="bold" style:font-name-complex="Segoe UI4" style:font-size-complex="10pt" style:font-style-complex="normal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font-name="Segoe UI2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2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color="#000000" style:font-name="Segoe UI2" fo:font-size="34pt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7" style:family="text">
      <style:text-properties fo:color="#ffffff" style:font-name="Segoe UI2" fo:font-size="15pt" fo:font-style="normal" fo:text-shadow="1pt 1pt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ffff" style:font-name="Segoe UI2" fo:font-size="32pt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ffff" style:font-name="Arial1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font-name="Segoe UI Semibold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style:font-name="Segoe UI Semibo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528cm">
          <draw:text-box>
            <text:p text:style-name="P1"><text:span text:style-name="T1">HYMN #595</text:span></text:p>
            <text:p text:style-name="P1"><text:span text:style-name="T2">“</text:span><text:span text:style-name="T2">O Blessed Spr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5.4cm" svg:height="7.112cm" svg:x="1.293cm" svg:y="0.434cm">
          <draw:text-box>
            <text:p text:style-name="P4"><text:span text:style-name="T3">1. </text:span><text:span text:style-name="T4">O blessed spring, where Word and sign</text:span></text:p>
            <text:p text:style-name="P5"><text:span text:style-name="T4">Embrace us into Christ the Vine:</text:span></text:p>
            <text:p text:style-name="P5"><text:span text:style-name="T4">Here Christ enjoins each one to be</text:span></text:p>
            <text:p text:style-name="P1"><text:span text:style-name="T4">A branch of this life-giving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8" draw:layer="layout" svg:width="25.654cm" svg:height="7.311cm" svg:x="1.27cm" svg:y="0.653cm">
          <draw:text-box>
            <text:p text:style-name="P7"><text:span text:style-name="T3">2. </text:span><text:span text:style-name="T5">Through summer heat of youthful years,</text:span></text:p>
            <text:p text:style-name="P5"><text:span text:style-name="T4">Uncertain faith, rebellious tears,</text:span></text:p>
            <text:p text:style-name="P5"><text:span text:style-name="T4">Sustained by Christ’s infusing rain,</text:span></text:p>
            <text:p text:style-name="P1"><text:span text:style-name="T4">The boughs will shout for joy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11" draw:layer="layout" svg:width="25.908cm" svg:height="6.929cm" svg:x="1.086cm" svg:y="0.36cm">
          <draw:text-box>
            <text:p text:style-name="P9"><text:span text:style-name="T3">3. </text:span><text:span text:style-name="T4">When autumn cools and youth is cold,</text:span></text:p>
            <text:p text:style-name="P9"><text:span text:style-name="T4">When limbs their heavy harvest hold,</text:span></text:p>
            <text:p text:style-name="P9"><text:span text:style-name="T6">Then through us, warm, the Christ will move</text:span></text:p>
            <text:p text:style-name="P10"><text:span text:style-name="T4">With gifts of beauty, wisdom,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8" draw:layer="layout" svg:width="25.483cm" svg:height="7.714cm" svg:x="1.257cm" svg:y="0.597cm">
          <draw:text-box>
            <text:p text:style-name="P7"><text:span text:style-name="T3">4. </text:span><text:span text:style-name="T4">As winter comes, as winters must,</text:span></text:p>
            <text:p text:style-name="P5"><text:span text:style-name="T4">We breathe our last, return to dust;</text:span></text:p>
            <text:p text:style-name="P5"><text:span text:style-name="T4">Still held in Christ, our souls take wing</text:span></text:p>
            <text:p text:style-name="P5"><text:span text:style-name="T4">And trust the promise of the spring.</text:span></text:p>
            <text:p text:style-name="P12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16" draw:layer="layout" svg:width="24.892cm" svg:height="12.887cm" svg:x="1.63cm" svg:y="0.562cm">
          <draw:text-box>
            <text:p text:style-name="P5"><text:span text:style-name="T3">5. </text:span><text:span text:style-name="T4">Christ, holy Vine, Christ, living Tree,</text:span></text:p>
            <text:p text:style-name="P5"><text:span text:style-name="T4">Be praised for this blest mystery:</text:span></text:p>
            <text:p text:style-name="P5"><text:span text:style-name="T4">That Word and water thus revive</text:span></text:p>
            <text:p text:style-name="P5"><text:span text:style-name="T4">And join us to Your Tree of Life.</text:span></text:p>
            <text:p text:style-name="P12"><text:span text:style-name="T8"/></text:p>
            <text:p text:style-name="P13"><text:span text:style-name="T9"><text:s text:c="6"/></text:span><text:span text:style-name="T10">© 1993 Susan Palo Cherwien; admin.</text:span></text:p>
            <text:p text:style-name="P14"><text:span text:style-name="T10"><text:s text:c="9"/></text:span><text:span text:style-name="T10">Augsburg Fortress. </text:span></text:p>
            <text:p text:style-name="P14"><text:span text:style-name="T10"><text:s text:c="8"/></text:span><text:span text:style-name="T10">Used by permission: LSB Hymn License </text:span></text:p>
            <text:p text:style-name="P14"><text:span text:style-name="T10"><text:s text:c="8"/></text:span><text:span text:style-name="T10">.NET, no. 100011038.</text:span></text:p>
            <text:p text:style-name="P15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7T15:04:03.91</meta:creation-date>
    <dc:date>2019-04-24T15:47:17.132000000</dc:date>
    <meta:editing-duration>PT44M23S</meta:editing-duration>
    <meta:editing-cycles>7</meta:editing-cycles>
    <meta:generator>LibreOffice/6.1.5.2$Windows_X86_64 LibreOffice_project/90f8dcf33c87b3705e78202e3df5142b201bd805</meta:generator>
    <meta:document-statistic meta:object-count="39"/>
  </office:meta>
</office:document-meta>
</file>